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3b6a" officeooo:paragraph-rsid="00183b6a"/>
    </style:style>
    <style:style style:name="T1" style:family="text">
      <style:text-properties fo:font-size="14pt" officeooo:rsid="001d8eae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ken fly.io <text:span text:style-name="T1">app 'pguillen-pypro'</text:span></text:p>
      <text:p text:style-name="Standard">tXepa_Vt4Xd1z9uBakBsLxlhRnUfFT4n8xuEq4MUFB8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3:55:47.790006895</meta:creation-date>
    <dc:date>2023-03-27T13:57:21.074803944</dc:date>
    <meta:editing-duration>PT1M34S</meta:editing-duration>
    <meta:editing-cycles>1</meta:editing-cycles>
    <meta:document-statistic meta:table-count="0" meta:image-count="0" meta:object-count="0" meta:page-count="1" meta:paragraph-count="2" meta:word-count="5" meta:character-count="76" meta:non-whitespace-character-count="73"/>
    <meta:generator>LibreOffice/7.3.7.2$Linux_X86_64 LibreOffice_project/30$Build-2</meta:generator>
  </office:meta>
</office:document-meta>
</file>